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Text_20_body">
      <style:paragraph-properties fo:break-before="page"/>
    </style:style>
    <style:style style:name="fr1" style:family="graphic" style:parent-style-name="Graphics">
      <style:graphic-properties fo:margin-left="0in" fo:margin-right="0in" fo:margin-top="0in" fo:margin-bottom="0in" style:vertical-pos="top" style:vertical-rel="baseline" fo:padding="0in" fo:border="0.99pt solid #000080"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text:bookmark text:name="practical-significance"/>Practical Significance</text:h>
      <text:p text:style-name="Text_20_body">Even if an experiment result shows a statistically significant difference in an evaluation metric between control and experimental groups, that does not necessarily mean that the experiment was a success. If there are any costs associated with deploying a change, those costs might outweigh the benefits expected based on the experiment results. <text:span text:style-name="Strong_20_Emphasis">Practical significance</text:span> refers to the level of effect that you need to observe in order for the experiment to be called a true success and implemented in truth. Not all experiments imply a practical significance boundary, but it's an important factor in the interpretation of outcomes where it is relevant.</text:p>
      <text:p text:style-name="Text_20_body">If you consider the confidence interval for an evaluation metric statistic against the null baseline and practical significance bound, there are a few cases that can come about.</text:p>
      <text:h text:style-name="Heading_20_4" text:outline-level="4"><text:bookmark text:name="confidence-interval-is-fully-in-practical-significance-region"/>Confidence interval is fully in practical significance region</text:h>
      <text:p text:style-name="Text_20_body">(Below, m0m_0m0​ indicates the null statistic value, dmind_{min}dmin​ the practical significance bound, and the blue line the confidence interval for the observed statistic. We assume that we're looking for a positive change, ignoring the negative equivalent for dmind_{min}dmin​.)</text:p>
      <text:p text:style-name="Text_20_body"><draw:a xlink:type="simple" xlink:href="https://classroom.udacity.com/nanodegrees/nd025/parts/c8339f2d-a226-496f-8d22-5a697a3d73e1/modules/3c2acd93-47fc-4281-9be0-227be6ef4358/lessons/d64ebb3c-218c-4194-ba95-e50a19683be4/concepts/4ddaf078-35ad-4556-b9dc-b9a671d0d662#"><draw:frame draw:style-name="fr1" draw:name="graphics1" text:anchor-type="as-char" svg:width="3.5673in" svg:height="0.8154in" draw:z-index="0"><draw:image xlink:href="https://s3.amazonaws.com/video.udacity-data.com/topher/2018/September/5bad451e_c03-practicalsignificance-01/c03-practicalsignificance-01.png" xlink:type="simple" xlink:show="embed" xlink:actuate="onLoad" loext:mime-type="image/png"/></draw:frame></draw:a></text:p>
      <text:p text:style-name="Text_20_body">If the confidence interval for the statistic does not include the null or the practical significance level, then the experimental manipulation can be concluded to have a statistically and practically significant effect. It is clearest in this case that the manipulation should be implemented as a success.</text:p>
      <text:h text:style-name="Heading_20_4" text:outline-level="4"><text:bookmark text:name="confidence-interval-completely-excludes-any-part-of-practical-significance-region"/>Confidence interval completely excludes any part of practical significance region</text:h>
      <text:p text:style-name="Text_20_body"><draw:a xlink:type="simple" xlink:href="https://classroom.udacity.com/nanodegrees/nd025/parts/c8339f2d-a226-496f-8d22-5a697a3d73e1/modules/3c2acd93-47fc-4281-9be0-227be6ef4358/lessons/d64ebb3c-218c-4194-ba95-e50a19683be4/concepts/4ddaf078-35ad-4556-b9dc-b9a671d0d662#"><draw:frame draw:style-name="fr1" draw:name="graphics2" text:anchor-type="as-char" svg:width="3.5673in" svg:height="1.0807in" draw:z-index="1"><draw:image xlink:href="https://s3.amazonaws.com/video.udacity-data.com/topher/2018/September/5bad45b9_c03-practicalsignificance-02/c03-practicalsignificance-02.png" xlink:type="simple" xlink:show="embed" xlink:actuate="onLoad" loext:mime-type="image/png"/></draw:frame></draw:a></text:p>
      <text:p text:style-name="Text_20_body">If the confidence interval does not include any values that would be considered practically significant, this is a clear case for us to not implement the experimental change. This includes the case where the metric is statistically significant, but whose interval does not extend past the practical significance bounds. With such a low chance of practical significance being achieved on the metric, we should be wary of implementing the change.</text:p>
      <text:h text:style-name="Heading_20_4" text:outline-level="4"><text:bookmark text:name="confidence-interval-includes-points-both-inside-and-outside-practical-significance-bounds"/>Confidence interval includes points both inside and outside practical significance bounds</text:h>
      <text:p text:style-name="Text_20_body"><draw:a xlink:type="simple" xlink:href="https://classroom.udacity.com/nanodegrees/nd025/parts/c8339f2d-a226-496f-8d22-5a697a3d73e1/modules/3c2acd93-47fc-4281-9be0-227be6ef4358/lessons/d64ebb3c-218c-4194-ba95-e50a19683be4/concepts/4ddaf078-35ad-4556-b9dc-b9a671d0d662#"><draw:frame draw:style-name="fr1" draw:name="graphics3" text:anchor-type="as-char" svg:width="3.5673in" svg:height="1.3465in" draw:z-index="2"><draw:image xlink:href="https://s3.amazonaws.com/video.udacity-data.com/topher/2018/September/5bad45c7_c03-practicalsignificance-03/c03-practicalsignificance-03.png" xlink:type="simple" xlink:show="embed" xlink:actuate="onLoad" loext:mime-type="image/png"/></draw:frame></draw:a></text:p>
      <text:p text:style-name="Text_20_body">This leaves the trickiest cases to consider, where the confidence interval straddles the practical <text:soft-page-break/>significance bound. In each of these cases, there is an uncertain possibility of practical significance being achieved. In an ideal world, you would be able to collect more data to reduce our uncertainty, reducing the scenario to one of the previous cases. Outside of this, you'll need to consider the risks carefully in order to make a recommendation on whether or not to follow through with a tested change. Your analysis might also reveal subsets of the population or aspects of the manipulation that <text:span text:style-name="Strong_20_Emphasis">do</text:span> work, in order to refine further studies or experiments.</text:p>
      <text:p text:style-name="P1"/>
      <text:p text:style-name="Text_20_body">After computing the number of observations needed for an experiment to reliably detect a specified level of experimental effect (i.e. statistical power), we need to divide by the expected number of observations per day in order to get a minimum experiment length. We want to make sure that an experiment can be completed in a reasonable time frame so that if we do have a successful effect, it can be deployed as soon as possible and resources can be freed up to run new experiments. What a 'reasonable time frame' means will depend on how important a change will be, but if the length of time is beyond a month or two, that's probably a sign that it's too long.</text:p>
      <text:p text:style-name="Text_20_body">There are a few ways that an experiment's duration can be reduced. We could, of course, change our statistical parameters. Accepting higher Type I or Type II error rates will reduce the number of observations needed. So too will increasing the effect size: it's much easier to detect larger changes.</text:p>
      <text:p text:style-name="Text_20_body">Another option is to change the unit of diversion. A 'wider' unit of diversion will result in more observations being generated. For example, you could consider moving from a cookie-based diversion in a web-based experiment to an event-based diversion like pageviews. The tradeoff is that event-based diversion could create inconsistent website experiences for users who visit the site multiple times.</text:p>
      <text:p text:style-name="P1"/>
      <text:h text:style-name="Heading_20_2" text:outline-level="2"><text:bookmark text:name="using-dummy-tests"/>Using Dummy Tests</text:h>
      <text:p text:style-name="Text_20_body">When it comes to designing an experiment, it might be useful to run a dummy test as a predecessor to or as part of that process. In a dummy test, you will implement the same steps that you would in an actual experiment to assign the experimental units into groups. However, the experimental manipulation won't actually be implemented, and the groups will be treated equivalently.</text:p>
      <text:p text:style-name="Text_20_body">There are multiple reasons to run a dummy test. First, a dummy test can expose if there are any errors in the randomization or assignment procedures. A short dummy test can be worth the investment if an invariant metric is found to have a statistically significant difference, or if some other systematic bias is identified, because it can help avoid larger problems down the line. A second reason to run a dummy test is to collect data on metrics' behaviors. If historic data is not enough to predict the outcome of recorded metrics or allow for experiment duration to be computed, then a dummy test can be useful for getting baselines.</text:p>
      <text:p text:style-name="Text_20_body">Of course, performing a dummy test requires an investment of resources, the most important of which is time. If time is of the essence, then you may need to just go ahead with the experiment, keeping an eye on invariant metrics for any trouble. An alternative approach is to perform a hybrid test. In the A/B testing paradigm, this can take the form of an A/A/B test. That is, we split the data into three groups: two control and one experimental. A comparison between control groups can be used to learn about null-environment properties before making inferences on the effect of the experimental manipulation.</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none" style:letter-kerning="true" style:font-name-asian="Arial Unicode MS"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none"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2" style:display-name="Heading 2" style:family="paragraph" style:parent-style-name="Heading" style:next-style-name="Text_20_body" style:default-outline-level="2" style:list-style-name="" style:class="text">
      <style:text-properties style:font-name="Times New Roman" fo:font-family="'Times New Roman'" style:font-family-generic="roman" style:font-pitch="variable" fo:font-size="18pt" fo:font-weight="bold" style:font-name-asian="Arial Unicode MS" style:font-family-asian="'Arial Unicode MS'" style:font-family-generic-asian="system" style:font-pitch-asian="variable" style:font-size-asian="18pt" style:font-weight-asian="bold" style:font-name-complex="Arial Unicode MS" style:font-family-complex="'Arial Unicode M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family="'Times New Roman'" style:font-family-generic="roman" style:font-pitch="variable" fo:font-size="14pt" fo:font-weight="bold" style:font-name-asian="Arial Unicode MS" style:font-family-asian="'Arial Unicode MS'" style:font-family-generic-asian="system" style:font-pitch-asian="variable" style:font-size-asian="14pt" style:font-weight-asian="bold" style:font-name-complex="Arial Unicode MS" style:font-family-complex="'Arial Unicode M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Arial Unicode MS" style:font-family-asian="'Arial Unicode MS'" style:font-family-generic-asian="system" style:font-pitch-asian="variable" style:font-size-asian="12pt" style:font-weight-asian="bold" style:font-name-complex="Arial Unicode MS" style:font-family-complex="'Arial Unicode MS'"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16T16:04:00</meta:creation-date>
    <dc:date>2018-11-20T22:03:53.709815239</dc:date>
    <meta:editing-duration>PT2H10M40S</meta:editing-duration>
    <meta:editing-cycles>16</meta:editing-cycles>
    <meta:generator>LibreOffice/6.0.6.2$Linux_X86_64 LibreOffice_project/00m0$Build-2</meta:generator>
    <meta:document-statistic meta:table-count="0" meta:image-count="3" meta:object-count="0" meta:page-count="4" meta:paragraph-count="20" meta:word-count="901" meta:character-count="5779" meta:non-whitespace-character-count="4629"/>
  </office:meta>
</office:document-meta>
</file>